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0866666666667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6.05895833333333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6.482291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2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Iteration 2 correction grid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Network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pport for multiple machines demo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 players <text:s/>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mum # of players (including Ais if any)</text:p>
          </table:table-cell>
          <table:table-cell office:value-type="float" office:value="5" table:style-name="ce3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imum # of human players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GUI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players displayed on each client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rds displayed correctly for all player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IELD and STUNNED displayed separately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displays correctly upda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vanhoe handled correctly in GUI (regardless of whether or not it works correctly)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<text:span text:style-name="T3">All</text:span><text:s/>tournament 4 players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2">
            <text:p>Game logic (bullets refer to reqs)</text:p>
          </table:table-cell>
          <table:table-cell office:value-type="string" table:style-name="ce2">
            <text:p>JUNIT test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1">
            <text:p><text:s text:c="5"/>bullet <text:s/>a (1 starts, everybody else withdraws)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 (1 other plays one card)</text:p>
          </table:table-cell>
          <table:table-cell office:value-type="string" table:style-name="ce1">
            <text:p>GameLogicTest.TestTournament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i (1 other plays several cards)</text:p>
          </table:table-cell>
          <table:table-cell office:value-type="string" table:style-name="ce1">
            <text:p>GameLogicTest.TestTournament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 (some others play one card)</text:p>
          </table:table-cell>
          <table:table-cell office:value-type="string" table:style-name="ce1">
            <text:p>GameLogicTest.TestTournamentM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i (some others play several cards)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 (all players play one card)</text:p>
          </table:table-cell>
          <table:table-cell office:value-type="string" table:style-name="ce1">
            <text:p>GameLogicTest.TestTournamentA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i (all players play several cards)</text:p>
          </table:table-cell>
          <table:table-cell office:value-type="string" table:style-name="ce1">
            <text:p>GameLogicTest.TestTournamentA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 <text:s/>(a player uses a single supporter)</text:p>
          </table:table-cell>
          <table:table-cell office:value-type="string" table:style-name="ce1">
            <text:p>GameLogicTest.TestTournamentSquir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 <text:s/>(a player uses a single maiden)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i <text:s/>(players use several maidens and supporters in one round)</text:p>
          </table:table-cell>
          <table:table-cell office:value-type="string" table:style-name="ce1">
            <text:p>GameLogicTest.TestTournamentSupporter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f: use of supportersand maidens over several rounds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ullet g: trying to play card(s) that are<text:s/><text:span text:style-name="T1">not</text:span><text:span text:style-name="T4"><text:s/>enough to become the leader of the tournament</text:span>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h: a player can play only one maiden per tournament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i: winning and getting a token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j: winning a purple tournament choosing a toke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k: losing with a maiden and losing a token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o you enforce NOT choosing a token already received when winning a purple tournam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5">
            <text:p>/doc/tests/enforceTokenColou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 you enforce that regardless of any card, a display cannot lose its last card</text:p>
          </table:table-cell>
          <table:table-cell office:value-type="string" table:style-name="ce5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1">
            <text:p>/doc/tests/disgra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vanhoe card 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 you support log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d you use logs for test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rrect for unshielded player</text:p>
          </table:table-cell>
          <table:table-cell table:style-name="ce1"/>
          <table:table-cell office:value-type="string" table:style-name="ce1">
            <text:p>correct for shielded player</text:p>
          </table:table-cell>
          <table:table-cell table:style-name="ce1"/>
          <table:table-cell office:value-type="string" table:style-name="ce1">
            <text:p>can be undone using Ivanhoe card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2"/>
          <table:table-cell office:value-type="string" table:style-name="ce2">
            <text:p>JUNIT tes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dge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ocs/test/ivanho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sgrace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treat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iposte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utmanoeuver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unter-charge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rge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reak lance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apt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rop weapon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nge weapon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nhorse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nock down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utwit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nned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pecial scenarios (notice no c.)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.<text:span text:style-name="T5">    <text:s/></text:span>the player who should start<text:s/><text:span text:style-name="T6">cannot</text:span><text:s/>start a tournament</text:p>
          </table:table-cell>
          <table:table-cell office:value-type="string" table:style-name="ce1">
            <text:p>MiscTest.TestNoDisplayCard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b.<text:span text:style-name="T5">    <text:s/></text:span>last tournament was purple, cannot be purple again</text:p>
          </table:table-cell>
          <table:table-cell office:value-type="string" table:style-name="ce1">
            <text:p>GameLogicTest.TestPurpleTournament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d.<text:span text:style-name="T5">    <text:s/></text:span>trying to play invalid cards (wrong color)</text:p>
          </table:table-cell>
          <table:table-cell office:value-type="string" table:style-name="ce1">
            <text:p>GameLogicTest.TestInvalidDisplayColou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e.<text:span text:style-name="T5">    <text:s/></text:span>coming to end of deck</text:p>
          </table:table-cell>
          <table:table-cell office:value-type="string" table:style-name="ce1">
            <text:p>DeckTest.TestDrawing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f.<text:span text:style-name="T5">     <text:s/></text:span>using CHARGE in a green tournament with every player with only green 1s: one card must remain</text:p>
          </table:table-cell>
          <table:table-cell office:value-type="string" table:style-name="ce1">
            <text:p>GameLogicTest.TestGreenCharg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g.<text:span text:style-name="T5">    <text:s/></text:span>other example of overriding rule: at least one card must remain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h.<text:span text:style-name="T5">    <text:s/></text:span>winning the game</text:p>
          </table:table-cell>
          <table:table-cell office:value-type="string" table:style-name="ce1">
            <text:p>/doc/tests/endGame, GameLogicTest.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i.<text:span text:style-name="T5">      <text:s/></text:span>the deck uses 110 cards</text:p>
          </table:table-cell>
          <table:table-cell office:value-type="string" table:style-name="ce1">
            <text:p>DeckTest.TestTotal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AI strategies</text:p>
          </table:table-cell>
          <table:table-cell office:value-type="string" table:style-name="ce1">
            <text:p>demoed</text:p>
          </table:table-cell>
          <table:table-cell office:value-type="string" table:style-name="ce1">
            <text:p>Junit test(s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strategy 1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strategy 2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more strategie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se of strategy pattern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 single player can play against Ais</text:p>
          </table:table-cell>
          <table:table-cell office:value-type="string" table:style-name="ce1">
            <text:p>y</text:p>
          </table:table-cell>
          <table:table-cell table:style-name="ce8"/>
          <table:table-cell table:number-columns-repeated="16381" table:style-name="ce1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style-name="ce6"/>
          <table:table-cell office:value-type="string" table:style-name="ce2">
            <text:p>JUNIT tes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Bells and whist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resizable cards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 (when hovering over cards, they are resized to be larger above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disabling cards that cannot be played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table:number-columns-repeated="16382" table:style-name="ce1"/>
        </table:table-row>
        <table:table-row table:style-name="ro2">
          <table:table-cell office:value-type="string" table:style-name="ce10">
            <text:p>&lt;add more rows here to list ALL nifty features of your GUI and their tests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">
            <text:p>play animation on action cards (gives chance to counter with Ivanhoe)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0">
            <text:p>&lt;add more rows here to list ALL featuresand tests pertaining to robust networking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">
            <text:p>server can ban client ip addresses</text:p>
          </table:table-cell>
          <table:table-cell office:value-type="string" table:style-name="ce1">
            <text:p>ServerTest.TestBa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unban client ip addresses</text:p>
          </table:table-cell>
          <table:table-cell office:value-type="string" table:style-name="ce1">
            <text:p>ServerTest.TestPardo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0">
            <text:p>&lt;add more rows here to list ALL featuresand tests pertaining to robust playing&gt;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0">
            <text:p>&lt;add more rows here to list ALL other features and tests you want to highlight&gt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obal chat</text:p>
          </table:table-cell>
          <table:table-cell table:style-name="ce5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censor bad language from all chat</text:p>
          </table:table-cell>
          <table:table-cell office:value-type="string" table:style-name="ce5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censor bad language from own chat</text:p>
          </table:table-cell>
          <table:table-cell office:value-type="string" table:style-name="ce5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translate all chat to another language (Old English included)</text:p>
          </table:table-cell>
          <table:table-cell office:value-type="string" table:style-name="ce5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translate own chat to another language (Old English included)</text:p>
          </table:table-cell>
          <table:table-cell office:value-type="string" table:style-name="ce5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 non-networked game (ie players playing specific card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<text:s/><text:span text:style-name="T1">networked</text:span><text:span text:style-name="T4"><text:s/>game (ie players playing specific cards)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nuses</text:p>
          </table:table-cell>
          <table:table-cell office:value-type="string" table:style-name="ce1">
            <text:p>ALL claimed bonuses must be described in your documentati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You must spell out what s/w is needed and how to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must provide a list of relevant tests AND proof these test succe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of can take the form of a snapshot of a window in which tests are shown to have run 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could include a video of the tests being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emoed?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bot test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cumber test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ripted test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l approach to testing networked game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al-time Ivanho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un server with `java -jar Server.jar -r`, the -r argument is for Real-time Ivanhoe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id you provide a video of your gam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number-rows-repeated="10484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an-pierre corriveau</meta:initial-creator>
    <dc:creator>Khalil</dc:creator>
    <meta:creation-date>2016-03-23T18:12:45Z</meta:creation-date>
    <dc:date>2016-04-06T09:17:04Z</dc:date>
    <meta:editing-cycles>7</meta:editing-cycles>
    <meta:editing-duration>PT3041S</meta:editing-duration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